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200%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paragraph-properties fo:line-height="200%" fo:text-align="start" style:justify-single-word="false"/>
    </style:style>
    <style:style style:name="P7" style:family="paragraph" style:parent-style-name="Standard">
      <style:paragraph-properties fo:line-height="200%" fo:text-align="start" style:justify-single-word="false"/>
    </style:style>
    <style:style style:name="P8" style:family="paragraph" style:parent-style-name="Standard">
      <style:paragraph-properties fo:line-height="200%" fo:text-align="start" style:justify-single-word="fals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leveland Express</text:p>
      <text:p text:style-name="P4">Real-Time Embedded Systems</text:p>
      <text:p text:style-name="P4">Dr. McCormick</text:p>
      <text:p text:style-name="P4">May 9, 2011</text:p>
      <text:p text:style-name="P4">Author: Elliot Schmitt</text:p>
      <text:p text:style-name="P3">-----------------------------------------------------------------------------------</text:p>
      <text:p text:style-name="P3"/>
      <text:p text:style-name="P2">Blocks Test Plan</text:p>
      <text:p text:style-name="P3">-----------------------------------------------------------------------------------</text:p>
      <text:p text:style-name="P3"/>
      <text:p text:style-name="P5"/>
      <text:p text:style-name="P1">Run the Test Program “blocks_test.adb”</text:p>
      <text:p text:style-name="P1"/>
      <text:p text:style-name="P1">Test 1</text:p>
      <text:p text:style-name="P6">Purpose: Testing the power of a block</text:p>
      <text:p text:style-name="P6">Input: Enter 1 for Powering a block. Enter block 1, cab 1, normal polarity, 100 for power</text:p>
      <text:p text:style-name="P6">Expected Output: the light for block 1 should be bright and green</text:p>
      <text:p text:style-name="P1">Test 2-40</text:p>
      <text:p text:style-name="P6">Purpose: Testing the power of a block</text:p>
      <text:p text:style-name="P6">Input: repeat test 1 for blocks 2 – 40 using the same cab, polarity and power</text:p>
      <text:p text:style-name="P6">Expected Output: lights on each block should be bright and green when powered</text:p>
      <text:p text:style-name="P1">Test 41</text:p>
      <text:p text:style-name="P6">Purpose: Testing the power of a block with reverse polarity</text:p>
      <text:p text:style-name="P6">Input: Enter 1 for Powering a block. Enter block 1, cab 1, reversed polarity, 100 for power</text:p>
      <text:p text:style-name="P6">Expected Output: the light for block 1 should be bright and red</text:p>
      <text:p text:style-name="P6"/>
      <text:p text:style-name="P1"><text:soft-page-break/>Test 42-80</text:p>
      <text:p text:style-name="P6">Purpose: Testing the power of a block with reverse polarity</text:p>
      <text:p text:style-name="P6">Input: repeat test 41 for blocks 2 – 40 using the same cab, polarity and power</text:p>
      <text:p text:style-name="P6">Expected Output: lights on each block should be bright and red when powered</text:p>
      <text:p text:style-name="P1">Test 81</text:p>
      <text:p text:style-name="P6">Purpose: Test that cab 2 works for a block</text:p>
      <text:p text:style-name="P6">Input: Enter 1 for powering a block, block 1, cab 2, normal polarity, 100 power</text:p>
      <text:p text:style-name="P6">Expected Output: block 1's light should be bright and green</text:p>
      <text:p text:style-name="P1">Test 82</text:p>
      <text:p text:style-name="P6">Purpose: Test that cab 3 works for a block</text:p>
      <text:p text:style-name="P6">Input: Enter 1 for powering a block, block 1, cab 3, normal polarity, 100 power</text:p>
      <text:p text:style-name="P6">Expected Output: block 1's light should be bright and green</text:p>
      <text:p text:style-name="P1">Test 83</text:p>
      <text:p text:style-name="P6">Purpose: Test that cab 4 works for a block</text:p>
      <text:p text:style-name="P6">Input: Enter 1 for powering a block, block 1, cab 4, normal polarity, 100 power</text:p>
      <text:p text:style-name="P6">Expected Output: block 1's light should be bright and green</text:p>
      <text:p text:style-name="P1">Test 84</text:p>
      <text:p text:style-name="P6">Purpose: Test that cab 5 works for a block</text:p>
      <text:p text:style-name="P6">Input: Enter 1 for powering a block, block 1, cab 5, normal polarity, 100 power</text:p>
      <text:p text:style-name="P6">Expected Output: block 1's light should be bright and green</text:p>
      <text:p text:style-name="P1">Test 85</text:p>
      <text:p text:style-name="P6">Purpose: Test that cab 6 works for a block</text:p>
      <text:p text:style-name="P6">Input: Enter 1 for powering a block, block 1, cab 6, normal polarity, 100 power</text:p>
      <text:p text:style-name="P6">Expected Output: block 1's light should be bright and green</text:p>
      <text:p text:style-name="P6"/>
      <text:p text:style-name="P1"><text:soft-page-break/>Test 86</text:p>
      <text:p text:style-name="P6">Purpose: Test that cab 0 does not work for a block</text:p>
      <text:p text:style-name="P6">Input: Enter 1 for powering a block, block 1, cab 0, normal polarity, 100 power</text:p>
      <text:p text:style-name="P6">Expected Output: nothing</text:p>
      <text:p text:style-name="P1">Test 87</text:p>
      <text:p text:style-name="P6">Purpose: Test that cab 7 works for a block</text:p>
      <text:p text:style-name="P6">Input: Enter 1 for powering a block, block 1, cab 7, normal polarity, 100 power</text:p>
      <text:p text:style-name="P6">Expected Output: not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w Schutt</meta:initial-creator>
    <meta:creation-date>2011-03-29T18:00:58</meta:creation-date>
    <dc:creator>Elliot Schmitt</dc:creator>
    <dc:date>2011-05-10T09:18:02</dc:date>
    <meta:editing-cycles>14</meta:editing-cycles>
    <meta:editing-duration>PT2H5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3" meta:word-count="426" meta:character-count="2395"/>
  </office:meta>
</office:document-meta>
</file>